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officeooo:rsid="000845e4" officeooo:paragraph-rsid="000845e4"/>
    </style:style>
    <style:style style:name="P3" style:family="paragraph" style:parent-style-name="Standard">
      <style:paragraph-properties fo:margin-top="0cm" fo:margin-bottom="0cm" loext:contextual-spacing="false"/>
      <style:text-properties officeooo:paragraph-rsid="000c98af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officeooo:paragraph-rsid="000c77bc"/>
    </style:style>
    <style:style style:name="P5" style:family="paragraph" style:parent-style-name="Standard">
      <style:paragraph-properties fo:margin-top="0cm" fo:margin-bottom="0cm" loext:contextual-spacing="false"/>
      <style:text-properties fo:font-variant="normal" fo:text-transform="none"/>
    </style:style>
    <style:style style:name="P6" style:family="paragraph" style:parent-style-name="Standard">
      <style:paragraph-properties fo:margin-top="0cm" fo:margin-bottom="0cm" loext:contextual-spacing="false"/>
      <style:text-properties fo:font-variant="normal" fo:text-transform="non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font-variant="normal" fo:text-transform="none" officeooo:rsid="000845e4" officeooo:paragraph-rsid="000845e4"/>
    </style:style>
    <style:style style:name="P8" style:family="paragraph" style:parent-style-name="Standard">
      <style:paragraph-properties fo:margin-top="0cm" fo:margin-bottom="0cm" loext:contextual-spacing="false"/>
      <style:text-properties fo:font-variant="normal" fo:text-transform="none" fo:font-weight="bold" style:font-weight-asian="bold"/>
    </style:style>
    <style:style style:name="P9" style:family="paragraph" style:parent-style-name="Standard">
      <style:paragraph-properties fo:margin-top="0cm" fo:margin-bottom="0cm" loext:contextual-spacing="false"/>
      <style:text-properties fo:font-variant="normal" fo:text-transform="none" fo:font-weight="bold" officeooo:paragraph-rsid="000c98af" style:font-weight-asian="bold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12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 officeooo:rsid="000c98af" officeooo:paragraph-rsid="000c98af"/>
    </style:style>
    <style:style style:name="P13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rsid="0009af20" officeooo:paragraph-rsid="0009af20"/>
    </style:style>
    <style:style style:name="P14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paragraph-rsid="000c98af"/>
    </style:style>
    <style:style style:name="P16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  <style:text-properties officeooo:rsid="0011486a" officeooo:paragraph-rsid="0011486a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style:font-size-asian="16pt" style:font-size-complex="16pt"/>
    </style:style>
    <style:style style:name="T3" style:family="text">
      <style:text-properties fo:font-variant="normal" fo:text-transform="none" fo:font-size="16pt" officeooo:rsid="000c98af" style:font-size-asian="16pt" style:font-size-complex="16pt"/>
    </style:style>
    <style:style style:name="T4" style:family="text">
      <style:text-properties fo:font-variant="normal" fo:text-transform="none" fo:font-size="16pt" officeooo:rsid="0010fd04" style:font-size-asian="16pt" style:font-size-complex="16pt"/>
    </style:style>
    <style:style style:name="T5" style:family="text">
      <style:text-properties fo:font-variant="normal" fo:text-transform="none" fo:font-weight="bold" style:font-weight-asian="bold"/>
    </style:style>
    <style:style style:name="T6" style:family="text">
      <style:text-properties fo:font-variant="normal" fo:text-transform="none" fo:font-weight="bold" officeooo:rsid="0004e21f" style:font-weight-asian="bold"/>
    </style:style>
    <style:style style:name="T7" style:family="text">
      <style:text-properties fo:font-variant="normal" fo:text-transform="none" fo:font-weight="bold" officeooo:rsid="000c98af" style:font-weight-asian="bold"/>
    </style:style>
    <style:style style:name="T8" style:family="text">
      <style:text-properties fo:font-variant="normal" fo:text-transform="none" officeooo:rsid="0009af20"/>
    </style:style>
    <style:style style:name="T9" style:family="text">
      <style:text-properties fo:font-variant="normal" fo:text-transform="none" officeooo:rsid="000c77bc"/>
    </style:style>
    <style:style style:name="T10" style:family="text">
      <style:text-properties fo:font-variant="normal" fo:text-transform="none" officeooo:rsid="000c98af"/>
    </style:style>
    <style:style style:name="T11" style:family="text">
      <style:text-properties fo:font-variant="normal" fo:text-transform="none" officeooo:rsid="0010fd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Caso de uso: </text:span><text:span text:style-name="T3">Buscar </text:span><text:span text:style-name="T4">Eventos/Logs</text:span></text:p>
      <text:p text:style-name="P1"/>
      <text:p text:style-name="P6">Breve descripción:</text:p>
      <text:p text:style-name="P5"/>
      <text:p text:style-name="P2"><text:span text:style-name="T1">El siguiente caso de uso muestra el proceso </text:span><text:span text:style-name="T9">de </text:span><text:span text:style-name="T10">búsqueda y </text:span><text:span text:style-name="T9">visualización </text:span><text:span text:style-name="T11">los eventos generados por el sistema. Los mismos pueden ser discriminados por el sistema generador, la condición (message, warning o error) y su fecha de emisión.</text:span></text:p>
      <text:p text:style-name="P7"><text:s/></text:p>
      <text:p text:style-name="P1"/>
      <text:p text:style-name="P1"><text:span text:style-name="T5">Actor</text:span><text:span text:style-name="T1">: </text:span><text:span text:style-name="T9">Operador GS</text:span></text:p>
      <text:p text:style-name="P1"/>
      <text:p text:style-name="P1"><text:span text:style-name="T5">Precondici</text:span><text:span text:style-name="T6">ones</text:span><text:span text:style-name="T5">:</text:span></text:p>
      <text:list xml:id="list3518046434700999519" text:style-name="WWNum4">
        <text:list-item>
          <text:p text:style-name="P11">El Usuario debe estar dado de alta en el sistema.</text:p>
        </text:list-item>
        <text:list-item>
          <text:p text:style-name="P10"><text:span text:style-name="T1">El Usuario debe estar logueado </text:span><text:span text:style-name="T9">y tener permisos suficientes</text:span><text:span text:style-name="T1">.</text:span></text:p>
        </text:list-item>
      </text:list>
      <text:p text:style-name="P1"/>
      <text:p text:style-name="P6">Flujo de Eventos.</text:p>
      <text:p text:style-name="P1"/>
      <text:p text:style-name="P8">Flujo básico:</text:p>
      <text:p text:style-name="P1"/>
      <text:list xml:id="list1990612350330653571" text:style-name="WWNum5">
        <text:list-item>
          <text:p text:style-name="P13"><text:span text:style-name="T1">El operador experto ingresa </text:span><text:span text:style-name="T9">a “</text:span><text:span text:style-name="T11">logs del sistema</text:span><text:span text:style-name="T9">”</text:span></text:p>
        </text:list-item>
        <text:list-item>
          <text:p text:style-name="P14"><text:span text:style-name="T1">El </text:span><text:span text:style-name="T8">operador </text:span><text:span text:style-name="T11">puede filtra por modulo, fecha desde, fecha hasta y tipo de evento</text:span></text:p>
        </text:list-item>
        <text:list-item>
          <text:p text:style-name="P15"><text:span text:style-name="T10">El sistema muestra </text:span><text:span text:style-name="T11">el conjunto de eventos que cumplen con las condiciones</text:span></text:p>
          <text:list>
            <text:list-item>
              <text:p text:style-name="P16"><text:span text:style-name="T10">E</text:span><text:span text:style-name="T1">l operador exporta el listado</text:span></text:p>
            </text:list-item>
          </text:list>
          <text:p text:style-name="P12"/>
        </text:list-item>
      </text:list>
      <text:p text:style-name="P1"/>
      <text:p text:style-name="P8">Postcondiciones:</text:p>
      <text:p text:style-name="P5"/>
      <text:p text:style-name="P8">Flujo Alternativo:</text:p>
      <text:p text:style-name="P1"/>
      <text:p text:style-name="P3"><text:span text:style-name="T7">Comentarios</text:span><text:span text:style-name="T5">: </text:span></text:p>
      <text:p text:style-name="P9"/>
      <text:p text:style-name="P3"/>
      <text:p text:style-name="P1"/>
      <text:p text:style-name="P1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7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date>2016-09-07T14:19:01.255103520</dc:date>
    <meta:editing-duration>PT29M47S</meta:editing-duration>
    <meta:editing-cycles>5</meta:editing-cycles>
    <meta:document-statistic meta:table-count="0" meta:image-count="0" meta:object-count="0" meta:page-count="1" meta:paragraph-count="18" meta:word-count="122" meta:character-count="750" meta:non-whitespace-character-count="639"/>
  </office:meta>
</office:document-meta>
</file>